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7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8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9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2" style:family="paragraph" style:parent-style-name="Text_20_body">
      <style:text-properties officeooo:rsid="00090ecc" officeooo:paragraph-rsid="00090ecc"/>
    </style:style>
    <style:style style:name="P13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4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5" style:family="paragraph" style:parent-style-name="Table_20_Contents">
      <style:paragraph-properties fo:text-align="center" style:justify-single-word="false"/>
      <style:text-properties officeooo:rsid="0026944a" officeooo:paragraph-rsid="0026944a"/>
    </style:style>
    <style:style style:name="P1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6944a" officeooo:paragraph-rsid="0026944a"/>
    </style:style>
    <style:style style:name="P17" style:family="paragraph" style:parent-style-name="Table_20_Contents">
      <style:text-properties officeooo:rsid="0026944a" officeooo:paragraph-rsid="0026944a"/>
    </style:style>
    <style:style style:name="P18" style:family="paragraph" style:parent-style-name="Table_20_Contents">
      <style:paragraph-properties fo:text-align="start" style:justify-single-word="false"/>
      <style:text-properties officeooo:rsid="0026944a" officeooo:paragraph-rsid="0026944a"/>
    </style:style>
    <style:style style:name="P19" style:family="paragraph" style:parent-style-name="Table_20_Contents">
      <style:text-properties officeooo:rsid="001f616b" officeooo:paragraph-rsid="001f616b"/>
    </style:style>
    <style:style style:name="P20" style:family="paragraph" style:parent-style-name="Table_20_Contents">
      <style:text-properties officeooo:rsid="00278d7e" officeooo:paragraph-rsid="0026944a"/>
    </style:style>
    <style:style style:name="P21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23" style:family="paragraph" style:parent-style-name="Table_20_Contents">
      <style:paragraph-properties fo:text-align="start" style:justify-single-word="false"/>
      <style:text-properties officeooo:rsid="0020cdfc" officeooo:paragraph-rsid="00275f32"/>
    </style:style>
    <style:style style:name="P24" style:family="paragraph" style:parent-style-name="Table_20_Contents">
      <style:paragraph-properties fo:text-align="start" style:justify-single-word="false"/>
      <style:text-properties officeooo:rsid="0020cdfc" officeooo:paragraph-rsid="001c6799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6944a"/>
    </style:style>
    <style:style style:name="T6" style:family="text">
      <style:text-properties style:text-position="super 58%"/>
    </style:style>
    <style:style style:name="T7" style:family="text">
      <style:text-properties officeooo:rsid="0026a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0">DERBYSHIRE SENIOR CUP </text:p>
            <text:p text:style-name="P10"/>
            <text:p text:style-name="P11"><text:span text:style-name="T5">THIRD</text:span> ROUND </text:p>
            <text:p text:style-name="P16">Saturday March 8<text:span text:style-name="T6">th</text:span> <text:s/>1969</text:p>
            <text:p text:style-name="P16"/>
            <text:p text:style-name="P16">Silverlands Buxton</text:p>
            <text:p text:style-name="P5">Kick Off <text:s/><text:span text:style-name="T5">3.0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BUXTON</text:p>
          </table:table-cell>
          <table:table-cell table:style-name="Table1.A1" office:value-type="string">
            <text:p text:style-name="P15">2-1</text:p>
          </table:table-cell>
          <table:table-cell table:style-name="Table1.A1" office:value-type="string">
            <text:p text:style-name="P15">LONG EATON UNITED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olours :</text:p>
            <text:p text:style-name="P19"/>
            <text:p text:style-name="P17">Mick Davies <text:s text:c="2"/>GK</text:p>
            <text:p text:style-name="P20">Barry McConnell</text:p>
            <text:p text:style-name="P20">Barry Wilberforce</text:p>
            <text:p text:style-name="P20">Terry Austen</text:p>
            <text:p text:style-name="P20">Les Moore</text:p>
            <text:p text:style-name="P20">Jimmy Thompson</text:p>
            <text:p text:style-name="P20">Neil Callery</text:p>
            <text:p text:style-name="P20"><text:span text:style-name="T5">Bobby </text:span>Cun<text:span text:style-name="T5">liffe</text:span></text:p>
            <text:p text:style-name="P20">Ian McQueen</text:p>
            <text:p text:style-name="P17">Bobby Stephenson</text:p>
            <text:p text:style-name="P20">Terry Smith</text:p>
            <text:p text:style-name="P20"/>
            <text:p text:style-name="P20">SUBSTITUTE</text:p>
            <text:p text:style-name="P17"><text:span text:style-name="T7">Charlie </text:span>Cooper</text:p>
          </table:table-cell>
          <table:table-cell table:style-name="Table4.A1" office:value-type="string">
            <text:p text:style-name="P19">Colour<text:span text:style-name="T3">s :</text:span></text:p>
            <text:p text:style-name="P19"/>
            <text:p text:style-name="P17">David Taylor <text:s text:c="2"/>GK</text:p>
            <text:p text:style-name="P17"><text:span text:style-name="T7">Terry </text:span>Froggatt</text:p>
            <text:p text:style-name="P17">David Collinson</text:p>
            <text:p text:style-name="P17"><text:span text:style-name="T7">Peter </text:span>Halford</text:p>
            <text:p text:style-name="P17"><text:span text:style-name="T7">Gil </text:span>Rhodes</text:p>
            <text:p text:style-name="P17"><text:span text:style-name="T7">Dennis </text:span>Alexander</text:p>
            <text:p text:style-name="P17"><text:span text:style-name="T7">Anthony </text:span>O’Byrne</text:p>
            <text:p text:style-name="P17"><text:span text:style-name="T7">Richard </text:span>King</text:p>
            <text:p text:style-name="P17"><text:span text:style-name="T7">John </text:span>Walker</text:p>
            <text:p text:style-name="P17"><text:span text:style-name="T7">Alan </text:span>Mulcahy</text:p>
            <text:p text:style-name="P17"><text:span text:style-name="T7">Robin </text:span>Melbourne</text:p>
            <text:p text:style-name="P17"/>
            <text:p text:style-name="P20">SUBSTITUTE</text:p>
            <text:p text:style-name="P17"><text:span text:style-name="T7">Stuart </text:span>Grea<text:span text:style-name="T7">sley</text:span>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M<text:span text:style-name="T1">anager</text:span></text:p>
            <text:p text:style-name="P20">Jimmy Thompson</text:p>
            <text:p text:style-name="P14"/>
            <text:p text:style-name="P6">Referee</text:p>
            <text:p text:style-name="P8">M<text:span text:style-name="T2">r </text:span><text:span text:style-name="T4"><text:s/></text:span><text:span text:style-name="T5">W Hollan (Chesterfield)</text:span></text:p>
            <text:p text:style-name="P24"/>
            <text:p text:style-name="P7"/>
            <text:p text:style-name="P9">Half Time <text:s text:c="3"/><text:span text:style-name="T5">1-0</text:span></text:p>
            <text:p text:style-name="P9"/>
            <text:p text:style-name="P6">Attendance <text:s/></text:p>
          </table:table-cell>
          <table:table-cell table:style-name="Table6.A1" office:value-type="string">
            <text:p text:style-name="P21">M<text:span text:style-name="T1">anager</text:span></text:p>
            <text:p text:style-name="P18">Anthony Watson</text:p>
            <text:p text:style-name="P14"/>
            <text:p text:style-name="P23">Linesmen</text:p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Bobby Stephenson</text:p>
            <text:p text:style-name="P17">Halford</text:p>
            <text:p text:style-name="P20">Ian McQueen</text:p>
          </table:table-cell>
          <table:table-cell table:style-name="Table3.A1" office:value-type="string">
            <text:p text:style-name="P17">15 min <text:s text:c="18"/>1-0</text:p>
            <text:p text:style-name="P17">73 min <text:s text:c="18"/>1-1</text:p>
            <text:p text:style-name="P17">89 min <text:s text:c="18"/>2-1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7T09:41:46.260000000</dc:date>
    <meta:editing-duration>PT12H45M36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51" meta:word-count="105" meta:character-count="710" meta:non-whitespace-character-count="588"/>
  </office:meta>
</office:document-meta>
</file>